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8cm" draw:marker-start="" draw:marker-start-width="0.242cm" draw:marker-end-width="0.242cm" draw:fill-color="#ffffff" draw:textarea-horizontal-align="justify" draw:textarea-vertical-align="middle" draw:auto-grow-height="false" fo:min-height="9.91cm" fo:min-width="30.007cm" fo:padding-top="0.139cm" fo:padding-bottom="0.139cm" fo:padding-left="0.264cm" fo:padding-right="0.264cm"/>
    </style:style>
    <style:style style:name="gr2" style:family="graphic" style:parent-style-name="standard" style:list-style-name="L1">
      <style:graphic-properties draw:stroke="none" draw:opacity="55%" draw:textarea-horizontal-align="justify" draw:textarea-vertical-align="bottom" draw:auto-grow-height="false" fo:min-height="6.481cm" fo:min-width="13.724cm"/>
      <style:paragraph-properties style:writing-mode="lr-tb"/>
    </style:style>
    <style:style style:name="gr3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186cm" fo:min-width="5.365cm" fo:padding-top="0.177cm" fo:padding-bottom="0.177cm" fo:padding-left="0.302cm" fo:padding-right="0.302cm"/>
      <style:paragraph-properties style:writing-mode="lr-tb"/>
    </style:style>
    <style:style style:name="gr4" style:family="graphic" style:parent-style-name="objectwithoutfill">
      <style:graphic-properties svg:stroke-width="0.106cm" draw:marker-start-width="0.358cm" draw:marker-end="Arrow" draw:marker-end-width="0.458cm" draw:fill="solid" draw:fill-color="#ffffff" draw:textarea-vertical-align="middle" fo:padding-top="0.177cm" fo:padding-bottom="0.177cm" fo:padding-left="0.302cm" fo:padding-right="0.302cm"/>
    </style:style>
    <style:style style:name="gr5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29cm" fo:min-width="4.58cm" fo:padding-top="0.177cm" fo:padding-bottom="0.177cm" fo:padding-left="0.302cm" fo:padding-right="0.302cm"/>
      <style:paragraph-properties style:writing-mode="lr-tb"/>
    </style:style>
    <style:style style:name="gr6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21cm" fo:min-width="4.5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21cm" fo:min-width="4.5cm" fo:padding-top="0.177cm" fo:padding-bottom="0.177cm" fo:padding-left="0.302cm" fo:padding-right="0.302cm"/>
      <style:paragraph-properties style:writing-mode="lr-tb"/>
    </style:style>
    <style:style style:name="gr8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21cm" fo:min-width="4.5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>
      <style:graphic-properties draw:stroke="none" svg:stroke-width="0.028cm" draw:marker-start="" draw:marker-start-width="0.242cm" draw:marker-end-width="0.242cm" draw:fill-color="#ffffff" draw:textarea-horizontal-align="justify" draw:textarea-vertical-align="middle" draw:auto-grow-height="false" fo:min-height="16.359cm" fo:min-width="29.471cm" fo:padding-top="0.139cm" fo:padding-bottom="0.139cm" fo:padding-left="0.264cm" fo:padding-right="0.264cm"/>
    </style:style>
    <style:style style:name="gr10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186cm" fo:min-width="4.476cm" fo:padding-top="0.177cm" fo:padding-bottom="0.177cm" fo:padding-left="0.302cm" fo:padding-right="0.302cm"/>
      <style:paragraph-properties style:writing-mode="lr-tb"/>
    </style:style>
    <style:style style:name="gr11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186cm" fo:min-width="4.476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186cm" fo:min-width="4.476cm" fo:padding-top="0.177cm" fo:padding-bottom="0.177cm" fo:padding-left="0.302cm" fo:padding-right="0.302cm"/>
      <style:paragraph-properties style:writing-mode="lr-tb"/>
    </style:style>
    <style:style style:name="gr13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186cm" fo:min-width="4.476cm" fo:padding-top="0.177cm" fo:padding-bottom="0.177cm" fo:padding-left="0.302cm" fo:padding-right="0.302cm"/>
      <style:paragraph-properties style:writing-mode="lr-tb"/>
    </style:style>
    <style:style style:name="gr14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186cm" fo:min-width="4.476cm" fo:padding-top="0.177cm" fo:padding-bottom="0.177cm" fo:padding-left="0.302cm" fo:padding-right="0.302cm"/>
      <style:paragraph-properties style:writing-mode="lr-tb"/>
    </style:style>
    <style:style style:name="gr15" style:family="graphic" style:parent-style-name="standard" style:list-style-name="L1">
      <style:graphic-properties draw:stroke="none" draw:opacity="55%" draw:textarea-horizontal-align="justify" draw:textarea-vertical-align="bottom" draw:auto-grow-height="false" fo:min-height="4.449cm" fo:min-width="13.724cm"/>
      <style:paragraph-properties style:writing-mode="lr-tb"/>
    </style:style>
    <style:style style:name="gr16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186cm" fo:min-width="5.873cm" fo:padding-top="0.177cm" fo:padding-bottom="0.177cm" fo:padding-left="0.302cm" fo:padding-right="0.302cm"/>
      <style:paragraph-properties style:writing-mode="lr-tb"/>
    </style:style>
    <style:style style:name="gr17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186cm" fo:min-width="4.476cm" fo:padding-top="0.177cm" fo:padding-bottom="0.177cm" fo:padding-left="0.302cm" fo:padding-right="0.302cm"/>
      <style:paragraph-properties style:writing-mode="lr-tb"/>
    </style:style>
    <style:style style:name="gr18" style:family="graphic" style:parent-style-name="standard" style:list-style-name="L1">
      <style:graphic-properties draw:stroke="none" draw:opacity="55%" draw:textarea-horizontal-align="justify" draw:textarea-vertical-align="bottom" draw:auto-grow-height="false" fo:min-height="4.449cm" fo:min-width="13.724cm"/>
      <style:paragraph-properties style:writing-mode="lr-tb"/>
    </style:style>
    <style:style style:name="gr19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186cm" fo:min-width="5.873cm" fo:padding-top="0.177cm" fo:padding-bottom="0.177cm" fo:padding-left="0.302cm" fo:padding-right="0.302cm"/>
      <style:paragraph-properties style:writing-mode="lr-tb"/>
    </style:style>
    <style:style style:name="gr20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186cm" fo:min-width="4.476cm" fo:padding-top="0.177cm" fo:padding-bottom="0.177cm" fo:padding-left="0.302cm" fo:padding-right="0.302cm"/>
      <style:paragraph-properties style:writing-mode="lr-tb"/>
    </style:style>
    <style:style style:name="gr21" style:family="graphic" style:parent-style-name="standard" style:list-style-name="L1">
      <style:graphic-properties draw:stroke="none" draw:opacity="55%" draw:textarea-horizontal-align="justify" draw:textarea-vertical-align="bottom" draw:auto-grow-height="false" fo:min-height="4.449cm" fo:min-width="13.724cm"/>
      <style:paragraph-properties style:writing-mode="lr-tb"/>
    </style:style>
    <style:style style:name="gr22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186cm" fo:min-width="5.873cm" fo:padding-top="0.177cm" fo:padding-bottom="0.177cm" fo:padding-left="0.302cm" fo:padding-right="0.302cm"/>
      <style:paragraph-properties style:writing-mode="lr-tb"/>
    </style:style>
    <style:style style:name="gr23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186cm" fo:min-width="4.476cm" fo:padding-top="0.177cm" fo:padding-bottom="0.177cm" fo:padding-left="0.302cm" fo:padding-right="0.30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opacity="55%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text-align="center" style:writing-mode="lr-tb"/>
      <style:text-properties fo:color="#3465a4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3465a4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3465a4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3465a4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.507cm" svg:height="10.16cm" svg:x="3.81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224cm" svg:height="6.731cm" svg:x="11.938cm" svg:y="15.675cm">
          <text:p text:style-name="P2"><text:span text:style-name="T1">one Neural Network nod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5.969cm" svg:height="2.54cm" svg:x="12.7cm" svg:y="17.78cm">
          <text:p text:style-name="P4"><text:span text:style-name="T1">W1*X1 + W2*X2 + B</text:span></text:p>
          <text:p text:style-name="P4"><text:span text:style-name="T2">(linear regression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8.669cm" svg:y1="19.05cm" svg:x2="20.32cm" svg:y2="19.05cm" draw:start-shape="id1" draw:start-glue-point="1" draw:end-shape="id2" draw:end-glue-point="3" svg:d="M18669 19050h1651" svg:viewBox="0 0 1652 1">
          <text:p/>
        </draw:connector>
        <draw:custom-shape draw:style-name="gr5" draw:text-style-name="P7" xml:id="id2" draw:id="id2" draw:layer="layout" svg:width="5.08cm" svg:height="2.54cm" svg:x="20.32cm" svg:y="17.78cm">
          <text:p text:style-name="P2"><text:span text:style-name="T1">Sigmoid</text:span><text:span text:style-name="T1"><text:line-break/></text:span><text:span text:style-name="T2">(activation function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4" draw:id="id4" draw:layer="layout" svg:width="5.08cm" svg:height="2.54cm" svg:x="5.08cm" svg:y="15.24cm">
          <text:p text:style-name="P8"><text:span text:style-name="T1">X1</text:span></text:p>
          <text:p text:style-name="P8"><text:span text:style-name="T2">(first feature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3" draw:id="id3" draw:layer="layout" svg:width="5.08cm" svg:height="2.54cm" svg:x="5.08cm" svg:y="20.32cm">
          <text:p text:style-name="P2"><text:span text:style-name="T1">X2</text:span></text:p>
          <text:p text:style-name="P2"><text:span text:style-name="T2">(second feature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0.16cm" svg:y1="21.59cm" svg:x2="12.7cm" svg:y2="19.05cm" draw:start-shape="id3" draw:start-glue-point="1" draw:end-shape="id1" svg:d="M10160 21590l2540-2540" svg:viewBox="0 0 2541 2541">
          <text:p/>
        </draw:connector>
        <draw:connector draw:style-name="gr4" draw:text-style-name="P6" draw:layer="layout" draw:type="line" svg:x1="10.16cm" svg:y1="16.51cm" svg:x2="12.7cm" svg:y2="19.05cm" draw:start-shape="id4" draw:start-glue-point="1" draw:end-shape="id1" draw:end-glue-point="3" svg:d="M10160 16510l2540 2540" svg:viewBox="0 0 2541 2541">
          <text:p/>
        </draw:connector>
        <draw:custom-shape draw:style-name="gr8" draw:text-style-name="P7" xml:id="id5" draw:id="id5" draw:layer="layout" svg:width="5.08cm" svg:height="2.54cm" svg:x="27.94cm" svg:y="17.78cm">
          <text:p text:style-name="P2"><text:span text:style-name="T1">Output Class</text:span><text:span text:style-name="T1"><text:line-break/></text:span><text:span text:style-name="T2">(probability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25.4cm" svg:y1="19.05cm" svg:x2="27.94cm" svg:y2="19.05cm" draw:start-shape="id2" draw:start-glue-point="1" draw:end-shape="id5" draw:end-glue-point="3" svg:d="M25400 19050h2540" svg:viewBox="0 0 2541 1">
          <text:p/>
        </draw:connector>
      </draw:page>
      <draw:page draw:name="page2" draw:style-name="dp1" draw:master-page-name="Default">
        <draw:custom-shape draw:style-name="gr9" draw:text-style-name="P1" draw:layer="layout" svg:width="29.999cm" svg:height="16.637cm" svg:x="4.291cm" svg:y="10.9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8" draw:id="id8" draw:layer="layout" svg:width="5.08cm" svg:height="2.54cm" svg:x="5.08cm" svg:y="15.23cm">
          <text:p text:style-name="P8"><text:span text:style-name="T1">X1</text:span></text:p>
          <text:p text:style-name="P8"><text:span text:style-name="T2">(first </text:span><text:span text:style-name="T2">feature)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6" draw:id="id6" draw:layer="layout" svg:width="5.08cm" svg:height="2.54cm" svg:x="5.08cm" svg:y="20.31cm">
          <text:p text:style-name="P2"><text:span text:style-name="T1">X2</text:span></text:p>
          <text:p text:style-name="P2"><text:span text:style-name="T2">(second feature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0.16cm" svg:y1="21.58cm" svg:x2="12.7cm" svg:y2="19.04cm" draw:start-shape="id6" draw:start-glue-point="1" draw:end-shape="id7" svg:d="M10160 21580l2540-2540" svg:viewBox="0 0 2541 2541">
          <text:p/>
        </draw:connector>
        <draw:connector draw:style-name="gr4" draw:text-style-name="P6" draw:layer="layout" draw:type="line" svg:x1="10.16cm" svg:y1="16.5cm" svg:x2="12.7cm" svg:y2="19.04cm" draw:start-shape="id8" draw:start-glue-point="1" draw:end-shape="id7" draw:end-glue-point="3" svg:d="M10160 16500l2540 2540" svg:viewBox="0 0 2541 2541">
          <text:p/>
        </draw:connector>
        <draw:custom-shape draw:style-name="gr12" draw:text-style-name="P7" xml:id="id15" draw:id="id15" draw:layer="layout" svg:width="5.08cm" svg:height="2.54cm" svg:x="27.94cm" svg:y="17.77cm">
          <text:p text:style-name="P2"><text:span text:style-name="T1">Probability for</text:span></text:p>
          <text:p text:style-name="P2"><text:span text:style-name="T1">Versicolor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14" draw:id="id14" draw:layer="layout" svg:width="5.08cm" svg:height="2.54cm" svg:x="27.94cm" svg:y="12.501cm">
          <text:p text:style-name="P2"><text:span text:style-name="T1">Probability for</text:span></text:p>
          <text:p text:style-name="P2"><text:span text:style-name="T1">Setosa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16" draw:id="id16" draw:layer="layout" svg:width="5.08cm" svg:height="2.54cm" svg:x="27.94cm" svg:y="23.039cm">
          <text:p text:style-name="P2"><text:span text:style-name="T1">Probability for</text:span></text:p>
          <text:p text:style-name="P2"><text:span text:style-name="T1">Virginica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4.224cm" svg:height="4.699cm" svg:x="11.938cm" svg:y="16.691cm">
          <text:p text:style-name="P2"><text:span text:style-name="T1">one </text:span><text:span text:style-name="T1">Neural </text:span><text:span text:style-name="T1">Networ</text:span><text:span text:style-name="T1">k nod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7" draw:id="id7" draw:layer="layout" svg:width="6.477cm" svg:height="2.54cm" svg:x="12.7cm" svg:y="17.77cm">
          <text:p text:style-name="P4"><text:span text:style-name="T1">W21*X1 + W22*X2 + B2</text:span></text:p>
          <text:p text:style-name="P4"><text:span text:style-name="T2">(linear regression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9.177cm" svg:y1="19.04cm" svg:x2="20.32cm" svg:y2="19.04cm" draw:start-shape="id7" draw:start-glue-point="1" draw:end-shape="id9" draw:end-glue-point="3" svg:d="M19177 19040h1143" svg:viewBox="0 0 1144 1">
          <text:p/>
        </draw:connector>
        <draw:custom-shape draw:style-name="gr17" draw:text-style-name="P7" xml:id="id9" draw:id="id9" draw:layer="layout" svg:width="5.08cm" svg:height="2.54cm" svg:x="20.32cm" svg:y="17.77cm">
          <text:p text:style-name="P2"><text:span text:style-name="T1">Softmax</text:span><text:span text:style-name="T1"><text:line-break/></text:span><text:span text:style-name="T2">(activation function)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4.224cm" svg:height="4.699cm" svg:x="11.938cm" svg:y="11.422cm">
          <text:p text:style-name="P2"><text:span text:style-name="T1">one Neural </text:span><text:span text:style-name="T1">Network node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10" draw:id="id10" draw:layer="layout" svg:width="6.477cm" svg:height="2.54cm" svg:x="12.7cm" svg:y="12.501cm">
          <text:p text:style-name="P4"><text:span text:style-name="T1">W1</text:span><text:span text:style-name="T1">1*X</text:span><text:span text:style-name="T1">1 + </text:span><text:span text:style-name="T1">W1</text:span><text:span text:style-name="T1">2*X</text:span><text:span text:style-name="T1">2 + </text:span><text:span text:style-name="T1">B1</text:span></text:p>
          <text:p text:style-name="P4"><text:span text:style-name="T2">(line</text:span><text:span text:style-name="T2">ar </text:span><text:span text:style-name="T2">regr</text:span><text:span text:style-name="T2">essi</text:span><text:span text:style-name="T2">on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9.177cm" svg:y1="13.771cm" svg:x2="20.32cm" svg:y2="13.771cm" draw:start-shape="id10" draw:start-glue-point="1" draw:end-shape="id11" draw:end-glue-point="3" svg:d="M19177 13771h1143" svg:viewBox="0 0 1144 1">
          <text:p/>
        </draw:connector>
        <draw:custom-shape draw:style-name="gr20" draw:text-style-name="P7" xml:id="id11" draw:id="id11" draw:layer="layout" svg:width="5.08cm" svg:height="2.54cm" svg:x="20.32cm" svg:y="12.501cm">
          <text:p text:style-name="P2"><text:span text:style-name="T1">Softmax</text:span><text:span text:style-name="T1"><text:line-break/></text:span><text:span text:style-name="T2">(activation function)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4.224cm" svg:height="4.699cm" svg:x="11.938cm" svg:y="21.96cm">
          <text:p text:style-name="P2"><text:span text:style-name="T1">one Neural Network node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xml:id="id12" draw:id="id12" draw:layer="layout" svg:width="6.477cm" svg:height="2.54cm" svg:x="12.7cm" svg:y="23.039cm">
          <text:p text:style-name="P4"><text:span text:style-name="T1">W31*X1 + W32*X2 + </text:span><text:span text:style-name="T1">B3</text:span></text:p>
          <text:p text:style-name="P4"><text:span text:style-name="T2">(linear regression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9.177cm" svg:y1="24.309cm" svg:x2="20.32cm" svg:y2="24.309cm" draw:start-shape="id12" draw:start-glue-point="1" draw:end-shape="id13" draw:end-glue-point="3" svg:d="M19177 24309h1143" svg:viewBox="0 0 1144 1">
          <text:p/>
        </draw:connector>
        <draw:custom-shape draw:style-name="gr23" draw:text-style-name="P7" xml:id="id13" draw:id="id13" draw:layer="layout" svg:width="5.08cm" svg:height="2.54cm" svg:x="20.32cm" svg:y="23.039cm">
          <text:p text:style-name="P2"><text:span text:style-name="T1">Softmax</text:span><text:span text:style-name="T1"><text:line-break/></text:span><text:span text:style-name="T2">(activation function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0.16cm" svg:y1="16.5cm" svg:x2="12.7cm" svg:y2="13.771cm" draw:start-shape="id8" draw:start-glue-point="1" draw:end-shape="id10" draw:end-glue-point="3" svg:d="M10160 16500l2540-2729" svg:viewBox="0 0 2541 2730">
          <text:p/>
        </draw:connector>
        <draw:connector draw:style-name="gr4" draw:text-style-name="P6" draw:layer="layout" draw:type="line" svg:x1="10.16cm" svg:y1="16.5cm" svg:x2="12.7cm" svg:y2="24.309cm" draw:start-shape="id8" draw:start-glue-point="1" draw:end-shape="id12" draw:end-glue-point="3" svg:d="M10160 16500l2540 7809" svg:viewBox="0 0 2541 7810">
          <text:p/>
        </draw:connector>
        <draw:connector draw:style-name="gr4" draw:text-style-name="P6" draw:layer="layout" draw:type="line" svg:x1="10.16cm" svg:y1="21.58cm" svg:x2="12.7cm" svg:y2="13.771cm" draw:start-shape="id6" draw:start-glue-point="1" draw:end-shape="id10" svg:d="M10160 21580l2540-7809" svg:viewBox="0 0 2541 7810">
          <text:p/>
        </draw:connector>
        <draw:connector draw:style-name="gr4" draw:text-style-name="P6" draw:layer="layout" draw:type="line" svg:x1="10.16cm" svg:y1="21.58cm" svg:x2="12.7cm" svg:y2="24.309cm" draw:start-shape="id6" draw:start-glue-point="1" draw:end-shape="id12" svg:d="M10160 21580l2540 2729" svg:viewBox="0 0 2541 2730">
          <text:p/>
        </draw:connector>
        <draw:connector draw:style-name="gr4" draw:text-style-name="P6" draw:layer="layout" draw:type="line" svg:x1="25.4cm" svg:y1="13.771cm" svg:x2="27.94cm" svg:y2="13.771cm" draw:start-shape="id11" draw:start-glue-point="1" draw:end-shape="id14" svg:d="M25400 13771h2540" svg:viewBox="0 0 2541 1">
          <text:p/>
        </draw:connector>
        <draw:connector draw:style-name="gr4" draw:text-style-name="P6" draw:layer="layout" draw:type="line" svg:x1="25.4cm" svg:y1="19.04cm" svg:x2="27.94cm" svg:y2="19.04cm" draw:start-shape="id9" draw:start-glue-point="1" draw:end-shape="id15" draw:end-glue-point="3" svg:d="M25400 19040h2540" svg:viewBox="0 0 2541 1">
          <text:p/>
        </draw:connector>
        <draw:connector draw:style-name="gr4" draw:text-style-name="P6" draw:layer="layout" draw:type="line" svg:x1="25.4cm" svg:y1="24.309cm" svg:x2="27.94cm" svg:y2="24.309cm" draw:start-shape="id13" draw:start-glue-point="1" draw:end-shape="id16" svg:d="M25400 24309h2540" svg:viewBox="0 0 254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11:10:35.893513433</meta:creation-date>
    <dc:date>2020-09-09T12:48:46.242390095</dc:date>
    <meta:editing-duration>PT52M9S</meta:editing-duration>
    <meta:editing-cycles>6</meta:editing-cycles>
    <meta:generator>LibreOffice/6.4.5.2$Linux_X86_64 LibreOffice_project/40$Build-2</meta:generator>
    <meta:document-statistic meta:object-count="38"/>
  </office:meta>
</office:document-meta>
</file>